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20e570" officeooo:paragraph-rsid="0020e57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183e2" officeooo:paragraph-rsid="002183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229103" officeooo:paragraph-rsid="002291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234349" officeooo:paragraph-rsid="0023434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normal" officeooo:rsid="00246947" officeooo:paragraph-rsid="0024694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fo:font-size="24pt" fo:font-weight="bold" officeooo:rsid="0020e570" officeooo:paragraph-rsid="0020e570" style:font-size-asian="21pt" style:font-weight-asian="bold" style:font-size-complex="24pt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fo:font-size="12pt" fo:font-weight="normal" officeooo:rsid="00234349" officeooo:paragraph-rsid="0023434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fo:font-size="12pt" fo:font-weight="normal" officeooo:rsid="002b0a68" officeooo:paragraph-rsid="002b0a68" style:font-size-asian="10.5pt" style:font-weight-asian="normal" style:font-size-complex="12pt" style:font-weight-complex="normal"/>
    </style:style>
    <style:style style:name="T1" style:family="text">
      <style:text-properties officeooo:rsid="002710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play</text:p>
      <text:p text:style-name="P1">The upper display board contains eight IN-14 nixie tubes, as well as three HV5622 driver chips. A ribbon cable provides +170VDC, +12VDC (?), GND, DAT, CLK, LAT, and BLANK connections, along with four contacts for the four pushbuttons mounted at the top of the case.</text:p>
      <text:p text:style-name="P1"/>
      <text:p text:style-name="P2">The original schematic <text:span text:style-name="T1">of</text:span> this board is based on seems to contain an error, as the HV5622 chips’ recommended logic voltage is between 10.8V and 13.2V. The schematic shows a logic supply voltage of +5VDC, and a connection directly to the 5V powered microcontroller.</text:p>
      <text:p text:style-name="P3"/>
      <text:p text:style-name="P4">This version of the HV5622 signals will have a single direction 3.3V → 12V level converter, with a 3904 connected to the <text:span text:style-name="T1">R</text:span>as<text:span text:style-name="T1">p</text:span>i via a 10k current limiting resistor, and a 10k pull-up resistor. On the other end, a 4.7k holds the data lines high, with the <text:span text:style-name="T1">R</text:span>aspi pulling them to ground by sinking the signal transistor’s pull-up.</text:p>
      <text:p text:style-name="P4"/>
      <text:p text:style-name="P8">The four pushbuttons at the top of the case are pulled down to ground by a press, and are normally pulled up high with 10k resistors on the master board.</text:p>
      <text:p text:style-name="P4"/>
      <text:p text:style-name="P5">Dimming will be accomplished through software PWM on the blanking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4T01:58:37.862435503</dc:date>
    <meta:editing-duration>PT40M18S</meta:editing-duration>
    <meta:editing-cycles>45</meta:editing-cycles>
    <meta:document-statistic meta:table-count="0" meta:image-count="0" meta:object-count="0" meta:page-count="1" meta:paragraph-count="6" meta:word-count="189" meta:character-count="1084" meta:non-whitespace-character-count="901"/>
  </office:meta>
</office:document-meta>
</file>